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r" svg:font-family="Centr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942" officeooo:paragraph-rsid="00091942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4pt" officeooo:rsid="00091942" officeooo:paragraph-rsid="0009194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4pt" officeooo:rsid="000a9e3b" officeooo:paragraph-rsid="000a9e3b" style:font-size-asian="14pt" style:font-size-complex="14pt"/>
    </style:style>
    <style:style style:name="P4" style:family="paragraph" style:parent-style-name="Standard">
      <style:text-properties style:font-name="Century Schoolbook L" officeooo:rsid="00091942" officeooo:paragraph-rsid="00091942"/>
    </style:style>
    <style:style style:name="P5" style:family="paragraph" style:parent-style-name="Standard" style:list-style-name="L2">
      <style:text-properties style:font-name="Century Schoolbook L" officeooo:rsid="00091942" officeooo:paragraph-rsid="00091942"/>
    </style:style>
    <style:style style:name="P6" style:family="paragraph" style:parent-style-name="Standard" style:list-style-name="L2">
      <style:text-properties fo:color="#0000cc" style:font-name="Courier 10 Pitch" fo:font-size="10.5pt" officeooo:rsid="00091942" officeooo:paragraph-rsid="00091942" style:font-size-asian="10.5pt" style:font-size-complex="10.5pt"/>
    </style:style>
    <style:style style:name="P7" style:family="paragraph" style:parent-style-name="Standard">
      <style:text-properties fo:color="#0000cc" style:font-name="Courier 10 Pitch" fo:font-size="10.5pt" officeooo:rsid="000b1f6e" officeooo:paragraph-rsid="000b1f6e" style:font-size-asian="10.5pt" style:font-size-complex="10.5pt"/>
    </style:style>
    <style:style style:name="P8" style:family="paragraph" style:parent-style-name="Standard" style:list-style-name="L2">
      <style:text-properties fo:color="#0000cc" style:font-name="Courier 10 Pitch" fo:font-size="10.5pt" officeooo:rsid="000b1f6e" officeooo:paragraph-rsid="000b1f6e" style:font-size-asian="10.5pt" style:font-size-complex="10.5pt"/>
    </style:style>
    <style:style style:name="P9" style:family="paragraph" style:parent-style-name="Standard" style:list-style-name="L2">
      <style:text-properties fo:color="#0000cc" style:font-name="Courier 10 Pitch" officeooo:rsid="00091942" officeooo:paragraph-rsid="00091942"/>
    </style:style>
    <style:style style:name="P10" style:family="paragraph" style:parent-style-name="Standard" style:list-style-name="L2">
      <style:text-properties fo:color="#0000cc" style:font-name="Courier 10 Pitch" officeooo:rsid="000b1f6e" officeooo:paragraph-rsid="000b1f6e"/>
    </style:style>
    <style:style style:name="P11" style:family="paragraph" style:parent-style-name="Standard">
      <style:text-properties officeooo:rsid="000b1f6e" officeooo:paragraph-rsid="000b1f6e"/>
    </style:style>
    <style:style style:name="P12" style:family="paragraph" style:parent-style-name="Standard" style:list-style-name="L2">
      <style:text-properties fo:color="#000000" style:font-name="Century Schoolbook L" officeooo:rsid="000b1f6e" officeooo:paragraph-rsid="000b1f6e"/>
    </style:style>
    <style:style style:name="P13" style:family="paragraph" style:parent-style-name="Standard" style:list-style-name="L2">
      <style:text-properties fo:color="#000000" style:font-name="Century Schoolbook L" officeooo:rsid="000b1f6e" officeooo:paragraph-rsid="000d1a14"/>
    </style:style>
    <style:style style:name="P14" style:family="paragraph" style:parent-style-name="Standard" style:list-style-name="L1">
      <style:text-properties officeooo:paragraph-rsid="00101e15"/>
    </style:style>
    <style:style style:name="T1" style:family="text">
      <style:text-properties officeooo:rsid="00091942"/>
    </style:style>
    <style:style style:name="T2" style:family="text">
      <style:text-properties officeooo:rsid="000a9e3b"/>
    </style:style>
    <style:style style:name="T3" style:family="text">
      <style:text-properties style:font-name="Century Schoolbook L"/>
    </style:style>
    <style:style style:name="T4" style:family="text">
      <style:text-properties officeooo:rsid="000b1f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10 Pitch" fo:font-weight="bold" style:font-weight-asian="bold" style:font-weight-complex="bold"/>
    </style:style>
    <style:style style:name="T7" style:family="text">
      <style:text-properties style:font-name="Courier 10 Pitch" fo:font-weight="bold" officeooo:rsid="00091942" style:font-weight-asian="bold" style:font-weight-complex="bold"/>
    </style:style>
    <style:style style:name="T8" style:family="text">
      <style:text-properties officeooo:rsid="000d1a1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1a14" style:font-style-asian="italic" style:font-style-complex="italic"/>
    </style:style>
    <style:style style:name="T11" style:family="text">
      <style:text-properties officeooo:rsid="000eb41d"/>
    </style:style>
    <style:style style:name="T12" style:family="text">
      <style:text-properties officeooo:rsid="000f5760"/>
    </style:style>
    <style:style style:name="T13" style:family="text">
      <style:text-properties fo:color="#000000" style:font-name="Century Schoolbook L" fo:font-size="12pt" officeooo:rsid="00101e15" style:font-size-asian="12pt" style:font-size-complex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403 - <text:span text:style-name="T2">Parallel Programming </text:span></text:p>
      <text:p text:style-name="P3">Lab 4 - <text:span text:style-name="T1">Introduction to Valgrind</text:span></text:p>
      <text:p text:style-name="P2"/>
      <text:list xml:id="list6747650446386361098" text:style-name="L2">
        <text:list-item>
          <text:p text:style-name="P5">Download <text:span text:style-name="T6">Valgrind</text:span> and <text:span text:style-name="T6">kcachegrind</text:span> profiling tools. Please refer to the links given below for reference. <text:span text:style-name="T12">Explore the links to understand about the commands on how <text:s/>to measure the memory leaks, cache misses and branch mispredictions. </text:span></text:p>
          <text:p text:style-name="P5"/>
        </text:list-item>
        <text:list-item>
          <text:p text:style-name="P5">2. For the attached CPP file, find out the Cache-misses and branch misses using the following commands:</text:p>
          <text:p text:style-name="P6">$ g++ -g badprime.cpp -o badprime </text:p>
          <text:p text:style-name="P6">$ valgrind --tool=cachegrind --log-file=cg.out ./badprime</text:p>
          <text:p text:style-name="P6">$ valgrind --tool=cachegrind --log-file=cg.out ./badprime <text:s/>--branch-sim=yes</text:p>
          <text:p text:style-name="P9"/>
        </text:list-item>
        <text:list-item>
          <text:p text:style-name="P12">3. Explore <text:span text:style-name="T5">cg_annotate</text:span> output using the following command for </text:p>
          <text:p text:style-name="P8">cg_annotate &lt;<text:span text:style-name="T9">cachegrind.out.30350</text:span>&gt; </text:p>
          <text:p text:style-name="P10"/>
        </text:list-item>
        <text:list-item>
          <text:p text:style-name="P13">4. Use <text:span text:style-name="T7">kcachegrind</text:span> to get the graphical interface for the <text:span text:style-name="T8">output log files.</text:span></text:p>
          <text:p text:style-name="P8">kcachegrind <text:span text:style-name="T8">&lt;</text:span><text:span text:style-name="T9">cachegrind.out.30</text:span><text:span text:style-name="T10">350</text:span><text:span text:style-name="T8">&gt;</text:span></text:p>
        </text:list-item>
      </text:list>
      <text:p text:style-name="P7"/>
      <text:p text:style-name="P4"><text:span text:style-name="T5">References:</text:span></text:p>
      <text:p text:style-name="P1"><text:a xlink:type="simple" xlink:href="http://valgrind.org/docs/manual/cg-manual.html" text:style-name="Internet_20_link" text:visited-style-name="Visited_20_Internet_20_Link"><text:span text:style-name="T3">http://valgrind.org/docs/manual/cg-manual.html</text:span></text:a></text:p>
      <text:p text:style-name="P11"><text:a xlink:type="simple" xlink:href="https://accu.org/index.php/journals/1886" text:style-name="Internet_20_link" text:visited-style-name="Visited_20_Internet_20_Link"><text:span text:style-name="T3">https://accu.org/index.php/journals/1886</text:span></text:a></text:p>
      <text:p text:style-name="P1"><text:a xlink:type="simple" xlink:href="http://kcachegrind.sourceforge.net/html/Usage.html" text:style-name="Internet_20_link" text:visited-style-name="Visited_20_Internet_20_Link"><text:span text:style-name="T3">http://kcachegrind.sourceforge.net/html/Usage.html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r" svg:font-family="Centr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5:51:11.962470162</meta:creation-date>
    <dc:date>2016-09-04T16:31:51.473703792</dc:date>
    <meta:editing-duration>PT30M17S</meta:editing-duration>
    <meta:editing-cycles>7</meta:editing-cycles>
    <meta:generator>LibreOffice/5.1.2.2$Linux_X86_64 LibreOffice_project/10m0$Build-2</meta:generator>
    <meta:document-statistic meta:table-count="0" meta:image-count="0" meta:object-count="0" meta:page-count="1" meta:paragraph-count="15" meta:word-count="118" meta:character-count="923" meta:non-whitespace-character-count="822"/>
  </office:meta>
</office:document-meta>
</file>